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setValue( Hashta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tableFieldTest.test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tableFieldTest.test_null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tableFieldTes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tableFieldTest.test_empty_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